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 Plex Mono" svg:font-family="'IBM Plex Mono'" style:font-pitch="fixed"/>
    <style:font-face style:name="IBM Plex Sans Devanagari" svg:font-family="'IBM Plex Sans Devanagari'" style:font-family-generic="system" style:font-pitch="variable"/>
    <style:font-face style:name="IBM Plex Sans Devanagari1" svg:font-family="'IBM Plex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text-properties style:font-name="IBM Plex Mono" fo:font-size="10pt" fo:font-weight="bold" officeooo:rsid="001d36e2" officeooo:paragraph-rsid="001d36e2" style:font-size-asian="10pt" style:font-weight-asian="bold" style:font-size-complex="10pt" style:font-weight-complex="bold"/>
    </style:style>
    <style:style style:name="P2" style:family="paragraph" style:parent-style-name="Preformatted_20_Text">
      <style:text-properties style:font-name="IBM Plex Mono" fo:font-size="10pt" fo:font-weight="bold" officeooo:rsid="007fed04" officeooo:paragraph-rsid="007fed04" style:font-size-asian="10pt" style:font-weight-asian="bold" style:font-size-complex="10pt" style:font-weight-complex="bold"/>
    </style:style>
    <style:style style:name="P3" style:family="paragraph" style:parent-style-name="Preformatted_20_Text">
      <style:text-properties style:font-name="IBM Plex Mono" fo:font-size="10pt" fo:font-weight="bold" officeooo:rsid="00f8002c" officeooo:paragraph-rsid="00f8002c" style:font-size-asian="10pt" style:font-weight-asian="bold" style:font-size-complex="10pt" style:font-weight-complex="bold"/>
    </style:style>
    <style:style style:name="P4" style:family="paragraph" style:parent-style-name="Preformatted_20_Text">
      <style:text-properties style:font-name="IBM Plex Mono" fo:font-size="10pt" fo:font-weight="bold" officeooo:rsid="01012622" officeooo:paragraph-rsid="01012622" style:font-size-asian="10pt" style:font-weight-asian="bold" style:font-size-complex="10pt" style:font-weight-complex="bold"/>
    </style:style>
    <style:style style:name="P5" style:family="paragraph" style:parent-style-name="Preformatted_20_Text">
      <style:text-properties style:font-name="IBM Plex Mono" fo:font-size="10pt" fo:font-weight="bold" officeooo:rsid="0105062f" officeooo:paragraph-rsid="0105062f" style:font-size-asian="10pt" style:font-weight-asian="bold" style:font-size-complex="10pt" style:font-weight-complex="bold"/>
    </style:style>
    <style:style style:name="P6" style:family="paragraph" style:parent-style-name="Preformatted_20_Text">
      <style:text-properties style:font-name="IBM Plex Mono" fo:font-size="10pt" fo:font-weight="bold" officeooo:rsid="010c5a5d" officeooo:paragraph-rsid="010c5a5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IBM Plex Mono" fo:font-size="10pt" fo:font-weight="normal" officeooo:rsid="001d36e2" officeooo:paragraph-rsid="001d36e2" style:font-size-asian="10pt" style:font-weight-asian="normal" style:font-size-complex="10pt" style:font-weight-complex="normal"/>
    </style:style>
    <style:style style:name="P8" style:family="paragraph" style:parent-style-name="Preformatted_20_Text">
      <style:text-properties style:font-name="IBM Plex Mono" fo:font-size="10pt" fo:font-weight="normal" officeooo:rsid="001d36e2" officeooo:paragraph-rsid="007c7db2" style:font-size-asian="10pt" style:font-weight-asian="normal" style:font-size-complex="10pt" style:font-weight-complex="normal"/>
    </style:style>
    <style:style style:name="P9" style:family="paragraph" style:parent-style-name="Preformatted_20_Text">
      <style:text-properties style:font-name="IBM Plex Mono" fo:font-size="10pt" fo:font-weight="normal" officeooo:rsid="001d36e2" officeooo:paragraph-rsid="01012622" style:font-size-asian="10pt" style:font-weight-asian="normal" style:font-size-complex="10pt" style:font-weight-complex="normal"/>
    </style:style>
    <style:style style:name="P10" style:family="paragraph" style:parent-style-name="Preformatted_20_Text">
      <style:text-properties style:font-name="IBM Plex Mono" fo:font-size="10pt" fo:font-weight="normal" officeooo:rsid="007fed04" officeooo:paragraph-rsid="007fed04" style:font-size-asian="10pt" style:font-weight-asian="normal" style:font-size-complex="10pt" style:font-weight-complex="normal"/>
    </style:style>
    <style:style style:name="P11" style:family="paragraph" style:parent-style-name="Preformatted_20_Text">
      <style:text-properties style:font-name="IBM Plex Mono" fo:font-size="10pt" fo:font-weight="normal" officeooo:rsid="00f8b9c8" officeooo:paragraph-rsid="00f8b9c8" style:font-size-asian="10pt" style:font-weight-asian="normal" style:font-size-complex="10pt" style:font-weight-complex="normal"/>
    </style:style>
    <style:style style:name="P12" style:family="paragraph" style:parent-style-name="Preformatted_20_Text">
      <style:text-properties style:font-name="IBM Plex Mono" fo:font-size="10pt" fo:font-weight="normal" officeooo:rsid="001d36e2" officeooo:paragraph-rsid="007fed04" fo:background-color="transparent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IBM Plex Mono" fo:font-size="12pt" fo:font-weight="normal" officeooo:paragraph-rsid="001d36e2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IBM Plex Mono" fo:font-size="12pt" fo:font-weight="normal" officeooo:rsid="001d36e2" officeooo:paragraph-rsid="001d36e2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IBM Plex Mono" fo:font-size="12pt" fo:font-weight="normal" officeooo:rsid="00c28f86" officeooo:paragraph-rsid="00c28f86" fo:background-color="transparent" style:font-size-asian="10pt" style:font-weight-asian="normal" style:font-size-complex="10pt" style:font-weight-complex="normal"/>
    </style:style>
    <style:style style:name="P16" style:family="paragraph" style:parent-style-name="Preformatted_20_Text">
      <style:text-properties style:text-position="0% 100%" style:font-name="IBM Plex Mono" fo:font-size="10pt" fo:font-weight="normal" officeooo:rsid="003307a8" officeooo:paragraph-rsid="00ccdb23" fo:background-color="transparent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text-position="0% 100%" style:font-name="IBM Plex Mono" fo:font-size="10pt" fo:font-weight="normal" officeooo:rsid="00b03891" officeooo:paragraph-rsid="00fbd49a" fo:background-color="transparent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text-position="0% 100%" style:font-name="IBM Plex Mono" fo:font-size="10pt" fo:font-weight="normal" officeooo:rsid="00b03891" officeooo:paragraph-rsid="00c28f86" fo:background-color="#5eb91e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text-position="0% 100%" style:font-name="IBM Plex Mono" fo:font-size="12pt" fo:font-weight="normal" officeooo:rsid="001d36e2" officeooo:paragraph-rsid="00cc0768" fo:background-color="transparent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text-position="0% 100%" style:font-name="IBM Plex Mono" fo:font-size="12pt" fo:font-weight="normal" officeooo:rsid="001d36e2" officeooo:paragraph-rsid="00ccdb23" fo:background-color="transparent" style:font-size-asian="10pt" style:font-weight-asian="normal" style:font-size-complex="10pt" style:font-weight-complex="normal"/>
    </style:style>
    <style:style style:name="P21" style:family="paragraph" style:parent-style-name="Header">
      <style:text-properties fo:color="#cccccc" loext:opacity="100%" officeooo:rsid="015a3f84" officeooo:paragraph-rsid="015a3f84" fo:background-color="#ffffff"/>
    </style:style>
    <style:style style:name="P22" style:family="paragraph" style:parent-style-name="Preformatted_20_Text">
      <style:text-properties style:text-position="0% 100%" style:font-name="IBM Plex Mono" fo:font-size="10pt" fo:font-weight="normal" officeooo:rsid="00dfba86" officeooo:paragraph-rsid="0106212e" fo:background-color="transparent" style:font-size-asian="10pt" style:font-weight-asian="normal" style:font-size-complex="10pt" style:font-weight-complex="normal"/>
    </style:style>
    <style:style style:name="P23" style:family="paragraph" style:parent-style-name="Preformatted_20_Text">
      <style:text-properties style:text-position="0% 100%" style:font-name="IBM Plex Mono" fo:font-size="10pt" fo:font-weight="normal" officeooo:rsid="00dfba86" officeooo:paragraph-rsid="0116530f" fo:background-color="transparent" style:font-size-asian="10pt" style:font-weight-asian="normal" style:font-size-complex="10pt" style:font-weight-complex="normal"/>
    </style:style>
    <style:style style:name="P24" style:family="paragraph" style:parent-style-name="Preformatted_20_Text">
      <style:text-properties style:text-position="0% 100%" style:font-name="IBM Plex Mono" fo:font-size="10pt" fo:font-weight="normal" officeooo:rsid="00dfba86" officeooo:paragraph-rsid="0121febd" fo:background-color="transparent" style:font-size-asian="10pt" style:font-weight-asian="normal" style:font-size-complex="10pt" style:font-weight-complex="normal"/>
    </style:style>
    <style:style style:name="P25" style:family="paragraph" style:parent-style-name="Preformatted_20_Text">
      <style:text-properties style:text-position="0% 100%" style:font-name="IBM Plex Mono" fo:font-size="10pt" fo:font-weight="normal" officeooo:rsid="006c0192" officeooo:paragraph-rsid="01537f73" fo:background-color="transparent" style:font-size-asian="10pt" style:font-weight-asian="normal" style:font-size-complex="10pt" style:font-weight-complex="normal"/>
    </style:style>
    <style:style style:name="P26" style:family="paragraph" style:parent-style-name="Preformatted_20_Text">
      <style:text-properties style:font-name="IBM Plex Mono" fo:font-size="10pt" fo:font-weight="normal" officeooo:rsid="001d36e2" officeooo:paragraph-rsid="0121febd" style:font-size-asian="10pt" style:font-weight-asian="normal" style:font-size-complex="10pt" style:font-weight-complex="normal"/>
    </style:style>
    <style:style style:name="P27" style:family="paragraph" style:parent-style-name="Preformatted_20_Text">
      <style:text-properties style:font-name="IBM Plex Mono" fo:font-size="10pt" fo:font-weight="normal" officeooo:rsid="001d36e2" officeooo:paragraph-rsid="012d18a8" style:font-size-asian="10pt" style:font-weight-asian="normal" style:font-size-complex="10pt" style:font-weight-complex="normal"/>
    </style:style>
    <style:style style:name="P28" style:family="paragraph" style:parent-style-name="Preformatted_20_Text">
      <style:text-properties style:font-name="IBM Plex Mono" fo:font-size="10pt" fo:font-weight="normal" officeooo:rsid="001d36e2" officeooo:paragraph-rsid="0130c173" style:font-size-asian="10pt" style:font-weight-asian="normal" style:font-size-complex="10pt" style:font-weight-complex="normal"/>
    </style:style>
    <style:style style:name="P29" style:family="paragraph" style:parent-style-name="Preformatted_20_Text">
      <style:text-properties style:font-name="IBM Plex Mono" fo:font-size="10pt" fo:font-weight="normal" officeooo:rsid="001d36e2" officeooo:paragraph-rsid="013df54b" style:font-size-asian="10pt" style:font-weight-asian="normal" style:font-size-complex="10pt" style:font-weight-complex="normal"/>
    </style:style>
    <style:style style:name="P30" style:family="paragraph" style:parent-style-name="Preformatted_20_Text">
      <style:text-properties style:font-name="IBM Plex Mono" fo:font-size="10pt" fo:font-weight="normal" officeooo:rsid="001d36e2" officeooo:paragraph-rsid="013f0e58" style:font-size-asian="10pt" style:font-weight-asian="normal" style:font-size-complex="10pt" style:font-weight-complex="normal"/>
    </style:style>
    <style:style style:name="P31" style:family="paragraph" style:parent-style-name="Preformatted_20_Text">
      <style:text-properties style:font-name="IBM Plex Mono" fo:font-size="10pt" fo:font-weight="normal" officeooo:rsid="001d36e2" officeooo:paragraph-rsid="014146ef" style:font-size-asian="10pt" style:font-weight-asian="normal" style:font-size-complex="10pt" style:font-weight-complex="normal"/>
    </style:style>
    <style:style style:name="P32" style:family="paragraph" style:parent-style-name="Preformatted_20_Text">
      <style:text-properties style:font-name="IBM Plex Mono" fo:font-size="10pt" fo:font-weight="normal" officeooo:rsid="001d36e2" officeooo:paragraph-rsid="01461e59" style:font-size-asian="10pt" style:font-weight-asian="normal" style:font-size-complex="10pt" style:font-weight-complex="normal"/>
    </style:style>
    <style:style style:name="P33" style:family="paragraph" style:parent-style-name="Preformatted_20_Text">
      <style:text-properties style:font-name="IBM Plex Mono" fo:font-size="10pt" fo:font-weight="normal" officeooo:rsid="001d36e2" officeooo:paragraph-rsid="01474ee2" style:font-size-asian="10pt" style:font-weight-asian="normal" style:font-size-complex="10pt" style:font-weight-complex="normal"/>
    </style:style>
    <style:style style:name="P34" style:family="paragraph" style:parent-style-name="Preformatted_20_Text">
      <style:text-properties style:font-name="IBM Plex Mono" fo:font-size="10pt" fo:font-weight="normal" officeooo:rsid="001d36e2" officeooo:paragraph-rsid="01498d26" style:font-size-asian="10pt" style:font-weight-asian="normal" style:font-size-complex="10pt" style:font-weight-complex="normal"/>
    </style:style>
    <style:style style:name="P35" style:family="paragraph" style:parent-style-name="Preformatted_20_Text">
      <style:text-properties style:font-name="IBM Plex Mono" fo:font-size="10pt" fo:font-weight="normal" officeooo:rsid="003307a8" officeooo:paragraph-rsid="007a62b6" style:font-size-asian="10pt" style:font-weight-asian="normal" style:font-size-complex="10pt" style:font-weight-complex="normal"/>
    </style:style>
    <style:style style:name="P36" style:family="paragraph" style:parent-style-name="Preformatted_20_Text">
      <style:text-properties style:font-name="IBM Plex Mono" fo:font-size="10pt" fo:font-weight="normal" officeooo:rsid="003307a8" officeooo:paragraph-rsid="012e4f27" style:font-size-asian="10pt" style:font-weight-asian="normal" style:font-size-complex="10pt" style:font-weight-complex="normal"/>
    </style:style>
    <style:style style:name="P37" style:family="paragraph" style:parent-style-name="Preformatted_20_Text">
      <style:text-properties style:font-name="IBM Plex Mono" fo:font-size="10pt" fo:font-weight="normal" officeooo:rsid="003307a8" officeooo:paragraph-rsid="01474ee2" style:font-size-asian="10pt" style:font-weight-asian="normal" style:font-size-complex="10pt" style:font-weight-complex="normal"/>
    </style:style>
    <style:style style:name="P38" style:family="paragraph" style:parent-style-name="Preformatted_20_Text">
      <style:text-properties style:font-name="IBM Plex Mono" fo:font-size="10pt" fo:font-weight="normal" officeooo:rsid="003307a8" officeooo:paragraph-rsid="01498d26" style:font-size-asian="10pt" style:font-weight-asian="normal" style:font-size-complex="10pt" style:font-weight-complex="normal"/>
    </style:style>
    <style:style style:name="P39" style:family="paragraph" style:parent-style-name="Preformatted_20_Text">
      <style:text-properties style:font-name="IBM Plex Mono" fo:font-size="10pt" fo:font-weight="normal" officeooo:rsid="006c0192" officeooo:paragraph-rsid="012425f6" style:font-size-asian="10pt" style:font-weight-asian="normal" style:font-size-complex="10pt" style:font-weight-complex="normal"/>
    </style:style>
    <style:style style:name="P40" style:family="paragraph" style:parent-style-name="Preformatted_20_Text">
      <style:text-properties style:font-name="IBM Plex Mono" fo:font-size="10pt" fo:font-weight="normal" officeooo:rsid="00f8b9c8" officeooo:paragraph-rsid="00f8b9c8" style:font-size-asian="10pt" style:font-weight-asian="normal" style:font-size-complex="10pt" style:font-weight-complex="normal"/>
    </style:style>
    <style:style style:name="P41" style:family="paragraph" style:parent-style-name="Preformatted_20_Text">
      <style:text-properties style:font-name="IBM Plex Mono" fo:font-size="10pt" fo:font-weight="bold" officeooo:rsid="00f8002c" officeooo:paragraph-rsid="00f8002c" style:font-size-asian="10pt" style:font-weight-asian="bold" style:font-size-complex="10pt" style:font-weight-complex="bold"/>
    </style:style>
    <style:style style:name="P42" style:family="paragraph" style:parent-style-name="Preformatted_20_Text">
      <style:text-properties style:font-name="IBM Plex Mono" fo:font-size="10pt" fo:font-weight="bold" officeooo:rsid="00f8002c" officeooo:paragraph-rsid="0116530f" style:font-size-asian="10pt" style:font-weight-asian="bold" style:font-size-complex="10pt" style:font-weight-complex="bold"/>
    </style:style>
    <style:style style:name="P43" style:family="paragraph" style:parent-style-name="Preformatted_20_Text">
      <style:text-properties style:font-name="IBM Plex Mono" fo:font-size="10pt" fo:font-weight="bold" officeooo:rsid="01128429" officeooo:paragraph-rsid="01128429" style:font-size-asian="10pt" style:font-weight-asian="bold" style:font-size-complex="10pt" style:font-weight-complex="bold"/>
    </style:style>
    <style:style style:name="P44" style:family="paragraph" style:parent-style-name="Preformatted_20_Text">
      <style:text-properties style:font-name="IBM Plex Mono" fo:font-size="10pt" fo:font-weight="bold" officeooo:rsid="01128429" officeooo:paragraph-rsid="0116530f" style:font-size-asian="10pt" style:font-weight-asian="bold" style:font-size-complex="10pt" style:font-weight-complex="bold"/>
    </style:style>
    <style:style style:name="P45" style:family="paragraph" style:parent-style-name="Preformatted_20_Text">
      <style:text-properties style:font-name="IBM Plex Mono" fo:font-size="10pt" fo:font-weight="bold" officeooo:rsid="01012622" officeooo:paragraph-rsid="0116530f" style:font-size-asian="10pt" style:font-weight-asian="bold" style:font-size-complex="10pt" style:font-weight-complex="bold"/>
    </style:style>
    <style:style style:name="P46" style:family="paragraph" style:parent-style-name="Preformatted_20_Text">
      <style:text-properties style:font-name="IBM Plex Mono" fo:font-size="10pt" fo:font-weight="bold" officeooo:rsid="010c5a5d" officeooo:paragraph-rsid="0116530f" style:font-size-asian="10pt" style:font-weight-asian="bold" style:font-size-complex="10pt" style:font-weight-complex="bold"/>
    </style:style>
    <style:style style:name="P47" style:family="paragraph" style:parent-style-name="Preformatted_20_Text">
      <style:text-properties style:font-name="IBM Plex Mono" fo:font-size="10pt" fo:font-weight="bold" officeooo:rsid="0105062f" officeooo:paragraph-rsid="0116530f" style:font-size-asian="10pt" style:font-weight-asian="bold" style:font-size-complex="10pt" style:font-weight-complex="bold"/>
    </style:style>
    <style:style style:name="P48" style:family="paragraph" style:parent-style-name="Preformatted_20_Text">
      <style:text-properties style:font-name="IBM Plex Mono" fo:font-size="10pt" fo:font-weight="bold" officeooo:rsid="0085a645" officeooo:paragraph-rsid="011ec5b0" style:font-size-asian="10pt" style:font-weight-asian="bold" style:font-size-complex="10pt" style:font-weight-complex="bold"/>
    </style:style>
    <style:style style:name="P49" style:family="paragraph" style:parent-style-name="Preformatted_20_Text">
      <style:text-properties style:font-name="IBM Plex Mono" fo:font-size="10pt" fo:font-weight="bold" officeooo:rsid="00f02fd6" officeooo:paragraph-rsid="0121febd" style:font-size-asian="10pt" style:font-weight-asian="bold" style:font-size-complex="10pt" style:font-weight-complex="bold"/>
    </style:style>
    <style:style style:name="P50" style:family="paragraph" style:parent-style-name="Preformatted_20_Text">
      <style:text-properties style:font-name="IBM Plex Mono" fo:font-size="10pt" fo:font-weight="bold" officeooo:rsid="00d966ef" officeooo:paragraph-rsid="0121febd" style:font-size-asian="10pt" style:font-weight-asian="bold" style:font-size-complex="10pt" style:font-weight-complex="bold"/>
    </style:style>
    <style:style style:name="P51" style:family="paragraph" style:parent-style-name="Preformatted_20_Text">
      <style:text-properties style:font-name="IBM Plex Mono" fo:font-size="10pt" fo:font-weight="bold" officeooo:rsid="00ee532d" officeooo:paragraph-rsid="0121febd" style:font-size-asian="10pt" style:font-weight-asian="bold" style:font-size-complex="10pt" style:font-weight-complex="bold"/>
    </style:style>
    <style:style style:name="P52" style:family="paragraph" style:parent-style-name="Preformatted_20_Text">
      <style:text-properties style:font-name="IBM Plex Mono" fo:font-size="10pt" fo:font-weight="bold" officeooo:rsid="009c86f3" officeooo:paragraph-rsid="012425f6" style:font-size-asian="10pt" style:font-weight-asian="bold" style:font-size-complex="10pt" style:font-weight-complex="bold"/>
    </style:style>
    <style:style style:name="P53" style:family="paragraph" style:parent-style-name="Preformatted_20_Text">
      <style:text-properties style:font-name="IBM Plex Mono" fo:font-size="10pt" fo:font-weight="bold" officeooo:rsid="009734c6" officeooo:paragraph-rsid="0121febd" style:font-size-asian="10pt" style:font-weight-asian="bold" style:font-size-complex="10pt" style:font-weight-complex="bold"/>
    </style:style>
    <style:style style:name="P54" style:family="paragraph" style:parent-style-name="Preformatted_20_Text">
      <style:text-properties style:font-name="IBM Plex Mono" fo:font-size="8pt" fo:font-weight="normal" officeooo:rsid="014d9944" officeooo:paragraph-rsid="014d9944" style:font-size-asian="10pt" style:font-weight-asian="normal" style:font-size-complex="10pt" style:font-weight-complex="normal"/>
    </style:style>
    <style:style style:name="P55" style:family="paragraph" style:parent-style-name="Preformatted_20_Text">
      <style:text-properties style:text-position="sub 58%" style:font-name="IBM Plex Mono" fo:font-size="10pt" fo:font-weight="normal" officeooo:rsid="00ab8a27" officeooo:paragraph-rsid="00ab8a27" style:font-size-asian="10pt" style:font-weight-asian="normal" style:font-size-complex="10pt" style:font-weight-complex="normal"/>
    </style:style>
    <style:style style:name="P56" style:family="paragraph" style:parent-style-name="Standard">
      <style:text-properties style:font-name="IBM Plex Mono" fo:font-size="12pt" fo:font-weight="bold" officeooo:rsid="00db3e24" officeooo:paragraph-rsid="01016930" style:font-size-asian="10pt" style:font-weight-asian="bold" style:font-size-complex="10pt" style:font-weight-complex="bold"/>
    </style:style>
    <style:style style:name="P57" style:family="paragraph" style:parent-style-name="Standard">
      <style:text-properties style:font-name="IBM Plex Mono" fo:font-size="12pt" fo:font-weight="bold" officeooo:rsid="00db3e24" officeooo:paragraph-rsid="011ec5b0" style:font-size-asian="10pt" style:font-weight-asian="bold" style:font-size-complex="10pt" style:font-weight-complex="bold"/>
    </style:style>
    <style:style style:name="P58" style:family="paragraph" style:parent-style-name="Standard">
      <style:text-properties style:font-name="IBM Plex Mono" fo:font-size="12pt" fo:font-weight="bold" officeooo:rsid="00db3e24" officeooo:paragraph-rsid="001d36e2" style:font-size-asian="10pt" style:font-weight-asian="bold" style:font-size-complex="10pt" style:font-weight-complex="bold"/>
    </style:style>
    <style:style style:name="P59" style:family="paragraph" style:parent-style-name="Standard">
      <style:text-properties style:font-name="IBM Plex Mono" fo:font-size="12pt" fo:font-weight="normal" officeooo:rsid="001d36e2" officeooo:paragraph-rsid="001d36e2" style:font-size-asian="10pt" style:font-weight-asian="normal" style:font-size-complex="10pt" style:font-weight-complex="normal"/>
    </style:style>
    <style:style style:name="P60" style:family="paragraph" style:parent-style-name="Standard">
      <style:text-properties style:font-name="IBM Plex Mono" fo:font-size="12pt" fo:font-weight="normal" officeooo:rsid="001d36e2" officeooo:paragraph-rsid="011ec5b0" style:font-size-asian="10pt" style:font-weight-asian="normal" style:font-size-complex="10pt" style:font-weight-complex="normal"/>
    </style:style>
    <style:style style:name="P61" style:family="paragraph" style:parent-style-name="Standard">
      <style:text-properties style:font-name="IBM Plex Mono" fo:font-size="12pt" fo:font-weight="normal" officeooo:rsid="001d36e2" officeooo:paragraph-rsid="00ccdb23" style:font-size-asian="10pt" style:font-weight-asian="normal" style:font-size-complex="10pt" style:font-weight-complex="normal"/>
    </style:style>
    <style:style style:name="P62" style:family="paragraph" style:parent-style-name="Standard">
      <style:text-properties style:text-position="0% 100%" style:font-name="IBM Plex Mono" fo:font-size="10pt" fo:font-weight="bold" officeooo:rsid="008e73b3" officeooo:paragraph-rsid="011ec5b0" fo:background-color="transparent" style:font-size-asian="10pt" style:font-weight-asian="bold" style:font-size-complex="10pt" style:font-weight-complex="bold"/>
    </style:style>
    <style:style style:name="P63" style:family="paragraph" style:parent-style-name="Standard">
      <style:text-properties style:text-position="0% 100%" style:font-name="IBM Plex Mono" fo:font-size="10pt" fo:font-weight="bold" officeooo:rsid="00dc6fb7" officeooo:paragraph-rsid="011ec5b0" fo:background-color="transparent" style:font-size-asian="10pt" style:font-weight-asian="bold" style:font-size-complex="10pt" style:font-weight-complex="bold"/>
    </style:style>
    <style:style style:name="P64" style:family="paragraph" style:parent-style-name="Standard">
      <style:text-properties style:text-position="0% 100%" style:font-name="IBM Plex Mono" fo:font-size="10pt" fo:font-weight="normal" officeooo:rsid="00e053e9" officeooo:paragraph-rsid="00fbd49a" fo:background-color="transparent" style:font-size-asian="10pt" style:font-weight-asian="normal" style:font-size-complex="10pt" style:font-weight-complex="normal"/>
    </style:style>
    <style:style style:name="P65" style:family="paragraph" style:parent-style-name="Standard">
      <style:text-properties style:text-position="0% 100%" style:font-name="IBM Plex Mono" fo:font-size="10pt" fo:font-weight="normal" officeooo:rsid="00b03891" officeooo:paragraph-rsid="013a08a7" fo:background-color="transparent" style:font-size-asian="10pt" style:font-weight-asian="normal" style:font-size-complex="10pt" style:font-weight-complex="normal"/>
    </style:style>
    <style:style style:name="P66" style:family="paragraph" style:parent-style-name="Standard">
      <style:text-properties style:text-position="0% 100%" style:font-name="IBM Plex Mono" fo:font-size="10pt" fo:font-weight="normal" officeooo:rsid="015429ea" officeooo:paragraph-rsid="015429ea" fo:background-color="transparent" style:font-size-asian="10pt" style:font-weight-asian="normal" style:font-size-complex="10pt" style:font-weight-complex="normal"/>
    </style:style>
    <style:style style:name="P67" style:family="paragraph" style:parent-style-name="Standard">
      <style:text-properties style:text-position="0% 100%" style:font-name="IBM Plex Mono" fo:font-size="10pt" fo:font-weight="normal" officeooo:rsid="015429ea" officeooo:paragraph-rsid="00cc0768" fo:background-color="transparent" style:font-size-asian="10pt" style:font-weight-asian="normal" style:font-size-complex="10pt" style:font-weight-complex="normal"/>
    </style:style>
    <style:style style:name="P68" style:family="paragraph" style:parent-style-name="Standard">
      <style:text-properties style:text-position="0% 100%" style:font-name="IBM Plex Mono" fo:font-size="12pt" fo:font-weight="bold" officeooo:rsid="00db3e24" officeooo:paragraph-rsid="013c354a" fo:background-color="transparent" style:font-size-asian="10pt" style:font-weight-asian="bold" style:font-size-complex="10pt" style:font-weight-complex="bold"/>
    </style:style>
    <style:style style:name="P69" style:family="paragraph" style:parent-style-name="Standard">
      <style:text-properties style:text-position="0% 100%" style:font-name="IBM Plex Mono" fo:font-size="12pt" fo:font-weight="normal" officeooo:rsid="001d36e2" officeooo:paragraph-rsid="00cc0768" fo:background-color="transparent" style:font-size-asian="10pt" style:font-weight-asian="normal" style:font-size-complex="10pt" style:font-weight-complex="normal"/>
    </style:style>
    <style:style style:name="T1" style:family="text">
      <style:text-properties officeooo:rsid="001d36e2"/>
    </style:style>
    <style:style style:name="T2" style:family="text">
      <style:text-properties officeooo:rsid="00240b8f"/>
    </style:style>
    <style:style style:name="T3" style:family="text">
      <style:text-properties officeooo:rsid="00303ef2"/>
    </style:style>
    <style:style style:name="T4" style:family="text">
      <style:text-properties style:text-position="sub 58%"/>
    </style:style>
    <style:style style:name="T5" style:family="text">
      <style:text-properties style:text-position="sub 58%" fo:font-weight="normal" officeooo:rsid="008e73b3" fo:background-color="transparent" loext:char-shading-value="0" style:font-weight-asian="normal" style:font-weight-complex="normal"/>
    </style:style>
    <style:style style:name="T6" style:family="text">
      <style:text-properties style:text-position="sub 58%" fo:font-weight="normal" officeooo:rsid="00eb625b" fo:background-color="transparent" loext:char-shading-value="0" style:font-weight-asian="normal" style:font-weight-complex="normal"/>
    </style:style>
    <style:style style:name="T7" style:family="text">
      <style:text-properties style:text-position="sub 58%" fo:font-weight="normal" officeooo:rsid="00dfba86" fo:background-color="transparent" loext:char-shading-value="0" style:font-weight-asian="normal" style:font-weight-complex="normal"/>
    </style:style>
    <style:style style:name="T8" style:family="text">
      <style:text-properties style:text-position="sub 58%" fo:font-weight="normal" officeooo:rsid="01016930" fo:background-color="transparent" loext:char-shading-value="0" style:font-weight-asian="normal" style:font-weight-complex="normal"/>
    </style:style>
    <style:style style:name="T9" style:family="text">
      <style:text-properties style:text-position="sub 58%" officeooo:rsid="006c0192"/>
    </style:style>
    <style:style style:name="T10" style:family="text">
      <style:text-properties style:text-position="sub 58%" officeooo:rsid="007c6200"/>
    </style:style>
    <style:style style:name="T11" style:family="text">
      <style:text-properties style:text-position="sub 58%" officeooo:rsid="007c7db2"/>
    </style:style>
    <style:style style:name="T12" style:family="text">
      <style:text-properties style:text-position="sub 58%" officeooo:rsid="001d36e2" fo:background-color="transparent" loext:char-shading-value="0"/>
    </style:style>
    <style:style style:name="T13" style:family="text">
      <style:text-properties style:text-position="sub 58%" officeooo:rsid="007c6200" fo:background-color="transparent" loext:char-shading-value="0"/>
    </style:style>
    <style:style style:name="T14" style:family="text">
      <style:text-properties style:text-position="sub 58%" officeooo:rsid="007c7db2" fo:background-color="transparent" loext:char-shading-value="0"/>
    </style:style>
    <style:style style:name="T15" style:family="text">
      <style:text-properties style:text-position="sub 58%" officeooo:rsid="008e73b3" fo:background-color="transparent" loext:char-shading-value="0"/>
    </style:style>
    <style:style style:name="T16" style:family="text">
      <style:text-properties style:text-position="sub 58%" officeooo:rsid="00dfba86" fo:background-color="transparent" loext:char-shading-value="0"/>
    </style:style>
    <style:style style:name="T17" style:family="text">
      <style:text-properties style:text-position="sub 58%" officeooo:rsid="00eb625b" fo:background-color="transparent" loext:char-shading-value="0"/>
    </style:style>
    <style:style style:name="T18" style:family="text">
      <style:text-properties style:text-position="sub 58%" officeooo:rsid="00f02fd6" fo:background-color="transparent" loext:char-shading-value="0"/>
    </style:style>
    <style:style style:name="T19" style:family="text">
      <style:text-properties style:text-position="sub 58%" officeooo:rsid="011122ba" fo:background-color="transparent" loext:char-shading-value="0"/>
    </style:style>
    <style:style style:name="T20" style:family="text">
      <style:text-properties style:text-position="sub 58%" officeooo:rsid="01128429" fo:background-color="transparent" loext:char-shading-value="0"/>
    </style:style>
    <style:style style:name="T21" style:family="text">
      <style:text-properties style:text-position="sub 58%" officeooo:rsid="01016930" fo:background-color="transparent" loext:char-shading-value="0"/>
    </style:style>
    <style:style style:name="T22" style:family="text">
      <style:text-properties style:text-position="sub 58%" officeooo:rsid="0136d81d" fo:background-color="transparent" loext:char-shading-value="0"/>
    </style:style>
    <style:style style:name="T23" style:family="text">
      <style:text-properties style:text-position="sub 58%" officeooo:rsid="0143c4eb" fo:background-color="transparent" loext:char-shading-value="0"/>
    </style:style>
    <style:style style:name="T24" style:family="text">
      <style:text-properties style:text-position="sub 58%" officeooo:rsid="01449715" fo:background-color="transparent" loext:char-shading-value="0"/>
    </style:style>
    <style:style style:name="T25" style:family="text">
      <style:text-properties style:text-position="sub 58%" officeooo:rsid="00ab8a27"/>
    </style:style>
    <style:style style:name="T26" style:family="text">
      <style:text-properties style:text-position="sub 58%" fo:font-size="10pt" officeooo:rsid="008e73b3" fo:background-color="transparent" loext:char-shading-value="0"/>
    </style:style>
    <style:style style:name="T27" style:family="text">
      <style:text-properties style:text-position="sub 58%" fo:font-size="10pt" fo:font-weight="normal" officeooo:rsid="00dc6fb7" fo:background-color="transparent" loext:char-shading-value="0" style:font-weight-asian="normal" style:font-weight-complex="normal"/>
    </style:style>
    <style:style style:name="T28" style:family="text">
      <style:text-properties style:text-position="sub 58%" fo:font-size="10pt" fo:font-weight="normal" officeooo:rsid="008e73b3" fo:background-color="transparent" loext:char-shading-value="0" style:font-weight-asian="normal" style:font-weight-complex="normal"/>
    </style:style>
    <style:style style:name="T29" style:family="text">
      <style:text-properties style:text-position="sub 58%" fo:font-size="10pt" fo:font-weight="normal" officeooo:rsid="00dfba86" fo:background-color="transparent" loext:char-shading-value="0" style:font-weight-asian="normal" style:font-weight-complex="normal"/>
    </style:style>
    <style:style style:name="T30" style:family="text">
      <style:text-properties style:text-position="sub 58%" fo:font-size="10pt" fo:font-weight="normal" officeooo:rsid="01016930" fo:background-color="transparent" loext:char-shading-value="0" style:font-weight-asian="normal" style:font-weight-complex="normal"/>
    </style:style>
    <style:style style:name="T31" style:family="text">
      <style:text-properties style:text-position="sub 58%" fo:font-size="10pt" fo:font-weight="normal" officeooo:rsid="00dc6fb7" style:font-weight-asian="normal" style:font-weight-complex="normal"/>
    </style:style>
    <style:style style:name="T32" style:family="text">
      <style:text-properties style:text-position="sub 58%" fo:font-size="10pt" fo:font-weight="normal" officeooo:rsid="00dfba86" style:font-weight-asian="normal" style:font-weight-complex="normal"/>
    </style:style>
    <style:style style:name="T33" style:family="text">
      <style:text-properties style:text-position="sub 58%" fo:font-size="10pt" fo:font-weight="normal" officeooo:rsid="008e73b3" style:font-weight-asian="normal" style:font-weight-complex="normal"/>
    </style:style>
    <style:style style:name="T34" style:family="text">
      <style:text-properties style:text-position="sub 58%" fo:font-size="10pt" fo:font-weight="normal" officeooo:rsid="01016930" style:font-weight-asian="normal" style:font-weight-complex="normal"/>
    </style:style>
    <style:style style:name="T35" style:family="text">
      <style:text-properties style:text-position="sub 58%" officeooo:rsid="0136d81d"/>
    </style:style>
    <style:style style:name="T36" style:family="text">
      <style:text-properties style:text-position="sub 58%" officeooo:rsid="00eb625b"/>
    </style:style>
    <style:style style:name="T37" style:family="text">
      <style:text-properties style:text-position="sub 58%" officeooo:rsid="00dfba86"/>
    </style:style>
    <style:style style:name="T38" style:family="text">
      <style:text-properties style:text-position="sub 58%" officeooo:rsid="01016930"/>
    </style:style>
    <style:style style:name="T39" style:family="text">
      <style:text-properties style:text-position="sub 58%" officeooo:rsid="008e73b3"/>
    </style:style>
    <style:style style:name="T40" style:family="text">
      <style:text-properties style:text-position="0% 100%"/>
    </style:style>
    <style:style style:name="T41" style:family="text">
      <style:text-properties style:text-position="0% 100%" fo:font-weight="normal" officeooo:rsid="00eb625b" style:font-weight-asian="normal" style:font-weight-complex="normal"/>
    </style:style>
    <style:style style:name="T42" style:family="text">
      <style:text-properties style:text-position="0% 100%" fo:font-weight="normal" officeooo:rsid="001d36e2" fo:background-color="transparent" loext:char-shading-value="0" style:font-weight-asian="normal" style:font-weight-complex="normal"/>
    </style:style>
    <style:style style:name="T43" style:family="text">
      <style:text-properties style:text-position="0% 100%" fo:font-weight="normal" officeooo:rsid="008e73b3" fo:background-color="transparent" loext:char-shading-value="0" style:font-weight-asian="normal" style:font-weight-complex="normal"/>
    </style:style>
    <style:style style:name="T44" style:family="text">
      <style:text-properties style:text-position="0% 100%" fo:font-weight="normal" officeooo:rsid="00901e38" fo:background-color="transparent" loext:char-shading-value="0" style:font-weight-asian="normal" style:font-weight-complex="normal"/>
    </style:style>
    <style:style style:name="T45" style:family="text">
      <style:text-properties style:text-position="0% 100%" fo:font-weight="normal" officeooo:rsid="00dfba86" fo:background-color="transparent" loext:char-shading-value="0" style:font-weight-asian="normal" style:font-weight-complex="normal"/>
    </style:style>
    <style:style style:name="T46" style:family="text">
      <style:text-properties style:text-position="0% 100%" fo:font-weight="normal" officeooo:rsid="01234cf4" fo:background-color="transparent" loext:char-shading-value="0" style:font-weight-asian="normal" style:font-weight-complex="normal"/>
    </style:style>
    <style:style style:name="T47" style:family="text">
      <style:text-properties style:text-position="0% 100%" fo:font-weight="normal" officeooo:rsid="012425f6" fo:background-color="transparent" loext:char-shading-value="0" style:font-weight-asian="normal" style:font-weight-complex="normal"/>
    </style:style>
    <style:style style:name="T48" style:family="text">
      <style:text-properties style:text-position="0% 100%" officeooo:rsid="006a339d"/>
    </style:style>
    <style:style style:name="T49" style:family="text">
      <style:text-properties style:text-position="0% 100%" fo:background-color="transparent" loext:char-shading-value="0"/>
    </style:style>
    <style:style style:name="T50" style:family="text">
      <style:text-properties style:text-position="0% 100%" officeooo:rsid="001d36e2" fo:background-color="transparent" loext:char-shading-value="0"/>
    </style:style>
    <style:style style:name="T51" style:family="text">
      <style:text-properties style:text-position="0% 100%" officeooo:rsid="008e73b3" fo:background-color="transparent" loext:char-shading-value="0"/>
    </style:style>
    <style:style style:name="T52" style:family="text">
      <style:text-properties style:text-position="0% 100%" officeooo:rsid="00901e38" fo:background-color="transparent" loext:char-shading-value="0"/>
    </style:style>
    <style:style style:name="T53" style:family="text">
      <style:text-properties style:text-position="0% 100%" officeooo:rsid="00dfba86" fo:background-color="transparent" loext:char-shading-value="0"/>
    </style:style>
    <style:style style:name="T54" style:family="text">
      <style:text-properties style:text-position="0% 100%" officeooo:rsid="00eb625b" fo:background-color="transparent" loext:char-shading-value="0"/>
    </style:style>
    <style:style style:name="T55" style:family="text">
      <style:text-properties style:text-position="0% 100%" officeooo:rsid="010d789d" fo:background-color="transparent" loext:char-shading-value="0"/>
    </style:style>
    <style:style style:name="T56" style:family="text">
      <style:text-properties style:text-position="0% 100%" officeooo:rsid="010ec238" fo:background-color="transparent" loext:char-shading-value="0"/>
    </style:style>
    <style:style style:name="T57" style:family="text">
      <style:text-properties style:text-position="0% 100%" officeooo:rsid="010fe1a0" fo:background-color="transparent" loext:char-shading-value="0"/>
    </style:style>
    <style:style style:name="T58" style:family="text">
      <style:text-properties style:text-position="0% 100%" officeooo:rsid="00511a22" fo:background-color="transparent" loext:char-shading-value="0"/>
    </style:style>
    <style:style style:name="T59" style:family="text">
      <style:text-properties style:text-position="0% 100%" officeooo:rsid="01128429" fo:background-color="transparent" loext:char-shading-value="0"/>
    </style:style>
    <style:style style:name="T60" style:family="text">
      <style:text-properties style:text-position="0% 100%" officeooo:rsid="0116530f" fo:background-color="transparent" loext:char-shading-value="0"/>
    </style:style>
    <style:style style:name="T61" style:family="text">
      <style:text-properties style:text-position="0% 100%" officeooo:rsid="01234cf4" fo:background-color="transparent" loext:char-shading-value="0"/>
    </style:style>
    <style:style style:name="T62" style:family="text">
      <style:text-properties style:text-position="0% 100%" officeooo:rsid="012425f6" fo:background-color="transparent" loext:char-shading-value="0"/>
    </style:style>
    <style:style style:name="T63" style:family="text">
      <style:text-properties style:text-position="0% 100%" officeooo:rsid="012545f2" fo:background-color="transparent" loext:char-shading-value="0"/>
    </style:style>
    <style:style style:name="T64" style:family="text">
      <style:text-properties style:text-position="0% 100%" officeooo:rsid="012e4f27" fo:background-color="transparent" loext:char-shading-value="0"/>
    </style:style>
    <style:style style:name="T65" style:family="text">
      <style:text-properties style:text-position="0% 100%" officeooo:rsid="0130c173" fo:background-color="transparent" loext:char-shading-value="0"/>
    </style:style>
    <style:style style:name="T66" style:family="text">
      <style:text-properties style:text-position="0% 100%" officeooo:rsid="0130c5cc" fo:background-color="transparent" loext:char-shading-value="0"/>
    </style:style>
    <style:style style:name="T67" style:family="text">
      <style:text-properties style:text-position="0% 100%" officeooo:rsid="013df54b" fo:background-color="transparent" loext:char-shading-value="0"/>
    </style:style>
    <style:style style:name="T68" style:family="text">
      <style:text-properties style:text-position="0% 100%" officeooo:rsid="01409767" fo:background-color="transparent" loext:char-shading-value="0"/>
    </style:style>
    <style:style style:name="T69" style:family="text">
      <style:text-properties style:text-position="0% 100%" officeooo:rsid="0143c4eb" fo:background-color="transparent" loext:char-shading-value="0"/>
    </style:style>
    <style:style style:name="T70" style:family="text">
      <style:text-properties style:text-position="0% 100%" fo:font-size="10pt" fo:background-color="transparent" loext:char-shading-value="0"/>
    </style:style>
    <style:style style:name="T71" style:family="text">
      <style:text-properties style:text-position="0% 100%" fo:font-size="10pt" officeooo:rsid="008e73b3" fo:background-color="transparent" loext:char-shading-value="0"/>
    </style:style>
    <style:style style:name="T72" style:family="text">
      <style:text-properties style:text-position="0% 100%" fo:font-size="10pt" officeooo:rsid="00901e38" fo:background-color="transparent" loext:char-shading-value="0"/>
    </style:style>
    <style:style style:name="T73" style:family="text">
      <style:text-properties style:text-position="0% 100%" fo:font-size="10pt" officeooo:rsid="00dc6fb7" fo:background-color="transparent" loext:char-shading-value="0"/>
    </style:style>
    <style:style style:name="T74" style:family="text">
      <style:text-properties style:text-position="0% 100%" fo:font-size="10pt" officeooo:rsid="00de3f5a" fo:background-color="transparent" loext:char-shading-value="0"/>
    </style:style>
    <style:style style:name="T75" style:family="text">
      <style:text-properties style:text-position="0% 100%" fo:font-size="10pt" fo:font-weight="normal" officeooo:rsid="001d36e2" fo:background-color="transparent" loext:char-shading-value="0" style:font-weight-asian="normal" style:font-weight-complex="normal"/>
    </style:style>
    <style:style style:name="T76" style:family="text">
      <style:text-properties style:text-position="0% 100%" fo:font-size="10pt" fo:font-weight="normal" officeooo:rsid="00dc6fb7" fo:background-color="transparent" loext:char-shading-value="0" style:font-weight-asian="normal" style:font-weight-complex="normal"/>
    </style:style>
    <style:style style:name="T77" style:family="text">
      <style:text-properties style:text-position="0% 100%" fo:font-size="10pt" fo:font-weight="normal" officeooo:rsid="008e73b3" fo:background-color="transparent" loext:char-shading-value="0" style:font-weight-asian="normal" style:font-weight-complex="normal"/>
    </style:style>
    <style:style style:name="T78" style:family="text">
      <style:text-properties style:text-position="0% 100%" fo:font-size="10pt" fo:font-weight="normal" officeooo:rsid="00901e38" fo:background-color="transparent" loext:char-shading-value="0" style:font-weight-asian="normal" style:font-weight-complex="normal"/>
    </style:style>
    <style:style style:name="T79" style:family="text">
      <style:text-properties style:text-position="0% 100%" fo:font-size="10pt" fo:font-weight="normal" officeooo:rsid="00dfba86" fo:background-color="transparent" loext:char-shading-value="0" style:font-weight-asian="normal" style:font-weight-complex="normal"/>
    </style:style>
    <style:style style:name="T80" style:family="text">
      <style:text-properties style:text-position="0% 100%" fo:font-size="10pt" fo:font-weight="normal" officeooo:rsid="00e053e9" fo:background-color="transparent" loext:char-shading-value="0" style:font-weight-asian="normal" style:font-weight-complex="normal"/>
    </style:style>
    <style:style style:name="T81" style:family="text">
      <style:text-properties style:text-position="0% 100%" officeooo:rsid="00db3e24"/>
    </style:style>
    <style:style style:name="T82" style:family="text">
      <style:text-properties style:text-position="0% 100%" officeooo:rsid="0105062f"/>
    </style:style>
    <style:style style:name="T83" style:family="text">
      <style:text-properties style:text-position="0% 100%" fo:font-size="8pt" fo:font-weight="normal" officeooo:rsid="001d36e2" fo:background-color="transparent" loext:char-shading-value="0" style:font-weight-asian="normal" style:font-weight-complex="normal"/>
    </style:style>
    <style:style style:name="T84" style:family="text">
      <style:text-properties style:text-position="0% 100%" fo:font-size="8pt" fo:font-weight="normal" officeooo:rsid="014d6776" fo:background-color="transparent" loext:char-shading-value="0" style:font-weight-asian="normal" style:font-weight-complex="normal"/>
    </style:style>
    <style:style style:name="T85" style:family="text">
      <style:text-properties officeooo:rsid="001d36e2" fo:background-color="transparent" loext:char-shading-value="0"/>
    </style:style>
    <style:style style:name="T86" style:family="text">
      <style:text-properties officeooo:rsid="014d56b3" fo:background-color="transparent" loext:char-shading-value="0"/>
    </style:style>
    <style:style style:name="T87" style:family="text">
      <style:text-properties fo:font-size="10pt" fo:font-weight="normal" officeooo:rsid="001d36e2" style:font-weight-asian="normal" style:font-weight-complex="normal"/>
    </style:style>
    <style:style style:name="T88" style:family="text">
      <style:text-properties fo:font-size="10pt" fo:font-weight="normal" officeooo:rsid="00dc6fb7" style:font-weight-asian="normal" style:font-weight-complex="normal"/>
    </style:style>
    <style:style style:name="T89" style:family="text">
      <style:text-properties fo:font-size="10pt" fo:font-weight="normal" officeooo:rsid="00dfba86" style:font-weight-asian="normal" style:font-weight-complex="normal"/>
    </style:style>
    <style:style style:name="T90" style:family="text">
      <style:text-properties fo:font-size="10pt" fo:font-weight="normal" officeooo:rsid="008e73b3" style:font-weight-asian="normal" style:font-weight-complex="normal"/>
    </style:style>
    <style:style style:name="T91" style:family="text">
      <style:text-properties fo:font-size="10pt" fo:font-weight="normal" officeooo:rsid="00901e38" style:font-weight-asian="normal" style:font-weight-complex="normal"/>
    </style:style>
    <style:style style:name="T92" style:family="text">
      <style:text-properties fo:font-size="10pt" fo:font-weight="normal" officeooo:rsid="00e053e9" style:font-weight-asian="normal" style:font-weight-complex="normal"/>
    </style:style>
    <style:style style:name="T93" style:family="text">
      <style:text-properties officeooo:rsid="00b375b7"/>
    </style:style>
    <style:style style:name="T94" style:family="text">
      <style:text-properties officeooo:rsid="00b3d449"/>
    </style:style>
    <style:style style:name="T95" style:family="text">
      <style:text-properties officeooo:rsid="00b4b1bc"/>
    </style:style>
    <style:style style:name="T96" style:family="text">
      <style:text-properties officeooo:rsid="00b76a2c"/>
    </style:style>
    <style:style style:name="T97" style:family="text">
      <style:text-properties officeooo:rsid="00b7bfce"/>
    </style:style>
    <style:style style:name="T98" style:family="text">
      <style:text-properties officeooo:rsid="00b979e7"/>
    </style:style>
    <style:style style:name="T99" style:family="text">
      <style:text-properties officeooo:rsid="00bd8045"/>
    </style:style>
    <style:style style:name="T100" style:family="text">
      <style:text-properties officeooo:rsid="00c515a7"/>
    </style:style>
    <style:style style:name="T101" style:family="text">
      <style:text-properties officeooo:rsid="00c810e4"/>
    </style:style>
    <style:style style:name="T102" style:family="text">
      <style:text-properties officeooo:rsid="00cabbf3"/>
    </style:style>
    <style:style style:name="T103" style:family="text">
      <style:text-properties officeooo:rsid="00ccdb23"/>
    </style:style>
    <style:style style:name="T104" style:family="text">
      <style:text-properties officeooo:rsid="00cebf60"/>
    </style:style>
    <style:style style:name="T105" style:family="text">
      <style:text-properties officeooo:rsid="00cfa995"/>
    </style:style>
    <style:style style:name="T106" style:family="text">
      <style:text-properties officeooo:rsid="00e95f64"/>
    </style:style>
    <style:style style:name="T107" style:family="text">
      <style:text-properties officeooo:rsid="00f02fd6"/>
    </style:style>
    <style:style style:name="T108" style:family="text">
      <style:text-properties officeooo:rsid="00fbd49a"/>
    </style:style>
    <style:style style:name="T109" style:family="text">
      <style:text-properties officeooo:rsid="00fdc3b4"/>
    </style:style>
    <style:style style:name="T110" style:family="text">
      <style:text-properties officeooo:rsid="010c5a5d"/>
    </style:style>
    <style:style style:name="T111" style:family="text">
      <style:text-properties officeooo:rsid="0116530f"/>
    </style:style>
    <style:style style:name="T112" style:family="text">
      <style:text-properties officeooo:rsid="0117763b"/>
    </style:style>
    <style:style style:name="T113" style:family="text">
      <style:text-properties officeooo:rsid="0117fa7a"/>
    </style:style>
    <style:style style:name="T114" style:family="text">
      <style:text-properties officeooo:rsid="011a8ae3"/>
    </style:style>
    <style:style style:name="T115" style:family="text">
      <style:text-properties officeooo:rsid="01234cf4"/>
    </style:style>
    <style:style style:name="T116" style:family="text">
      <style:text-properties officeooo:rsid="012425f6"/>
    </style:style>
    <style:style style:name="T117" style:family="text">
      <style:text-properties officeooo:rsid="013c354a"/>
    </style:style>
    <style:style style:name="T118" style:family="text">
      <style:text-properties fo:font-size="8pt" officeooo:rsid="001d36e2" fo:background-color="transparent" loext:char-shading-value="0"/>
    </style:style>
    <style:style style:name="T119" style:family="text">
      <style:text-properties fo:font-size="8pt" officeooo:rsid="014d56b3" fo:background-color="transparent" loext:char-shading-value="0"/>
    </style:style>
    <style:style style:name="T120" style:family="text">
      <style:text-properties fo:font-size="8pt" officeooo:rsid="00303ef2"/>
    </style:style>
    <style:style style:name="T121" style:family="text">
      <style:text-properties fo:font-size="8pt" officeooo:rsid="014d9944"/>
    </style:style>
    <style:style style:name="T122" style:family="text">
      <style:text-properties officeooo:rsid="0152bad7"/>
    </style:style>
    <style:style style:name="T123" style:family="text">
      <style:text-properties officeooo:rsid="00eb625b"/>
    </style:style>
    <style:style style:name="T124" style:family="text">
      <style:text-properties officeooo:rsid="00dfba86"/>
    </style:style>
    <style:style style:name="T125" style:family="text">
      <style:text-properties officeooo:rsid="008e73b3"/>
    </style:style>
    <style:style style:name="T126" style:family="text">
      <style:text-properties officeooo:rsid="00901e38"/>
    </style:style>
    <style:style style:name="T127" style:family="text">
      <style:text-properties officeooo:rsid="0155f75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">1. <text:s/></text:span><text:span text:style-name="T1">Give all the ages of clients from Sweden or Norway.</text:span></text:p>
      <text:p text:style-name="P2"/>
      <text:p text:style-name="P2">1. Select Clients from Sweden or Norway from Client table:</text:p>
      <text:p text:style-name="P12">σ<text:span text:style-name="T10">c</text:span><text:span text:style-name="T4">ountry=’Sweden’ </text:span><text:span text:style-name="T35">OR</text:span><text:span text:style-name="T11"> </text:span><text:span text:style-name="T10">c</text:span><text:span text:style-name="T4">ountry=’Norway’</text:span>(Client)</text:p>
      <text:p text:style-name="P8"/>
      <text:p text:style-name="P2">2. Project age:</text:p>
      <text:p text:style-name="P10"><text:span text:style-name="T118">“</text:span><text:span text:style-name="T119">A</text:span><text:span text:style-name="T118">ges of clients from Sweden or Norway” </text:span><text:span text:style-name="T86">= </text:span><text:span text:style-name="T85">π</text:span><text:span text:style-name="T12">age</text:span><text:span text:style-name="T85">(σ</text:span><text:span text:style-name="T13">c</text:span><text:span text:style-name="T12">ountry=’Sweden’ </text:span><text:span text:style-name="T22">OR</text:span><text:span text:style-name="T14"> </text:span><text:span text:style-name="T13">c</text:span><text:span text:style-name="T12">ountry=’Norway’</text:span><text:span text:style-name="T85">(Client))</text:span></text:p>
      <text:p text:style-name="P1"/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text:span text:style-name="T2">2. <text:s/></text:span>Give all the urls of pages owned by Ving that have been visited.</text:p>
      <text:p text:style-name="P56"><text:span text:style-name="T80"/></text:p>
      <text:p text:style-name="P48"><text:span text:style-name="T48"/></text:p>
      <text:p text:style-name="P48"><text:span text:style-name="T48">1. </text:span><text:span text:style-name="T81">Get all pages owned by Ving</text:span></text:p>
      <text:p text:style-name="P60"><text:span text:style-name="T70">σ</text:span><text:span text:style-name="T26">owner=’Ving’</text:span><text:span text:style-name="T71">(</text:span><text:span text:style-name="T72">Page</text:span><text:span text:style-name="T71">)</text:span></text:p>
      <text:p text:style-name="P62"/>
      <text:p text:style-name="P57"><text:span text:style-name="T71">2. </text:span><text:span text:style-name="T73">Get all </text:span><text:span text:style-name="T74">pages that have been visited and are owned by Ving</text:span></text:p>
      <text:p text:style-name="P57"><text:span text:style-name="T79">(Visits⋈</text:span><text:span text:style-name="T29">Visits.page</text:span><text:span text:style-name="T30">=</text:span><text:span text:style-name="T29">Page.id</text:span><text:span text:style-name="T75">σ</text:span><text:span text:style-name="T28">owner=’Ving’</text:span><text:span text:style-name="T77">(</text:span><text:span text:style-name="T78">Page</text:span><text:span text:style-name="T77">)</text:span><text:span text:style-name="T79">)</text:span></text:p>
      <text:p text:style-name="P63"/>
      <text:p text:style-name="P63">3. Project all urls</text:p>
      <text:p text:style-name="P57"><text:span text:style-name="T83">“</text:span><text:span text:style-name="T84">urls of visited pages owned by Ving</text:span><text:span text:style-name="T83">” </text:span><text:span text:style-name="T84">= </text:span><text:span text:style-name="T75">π</text:span><text:span text:style-name="T27">url</text:span><text:span text:style-name="T76">(</text:span><text:span text:style-name="T79">(Visits⋈</text:span><text:span text:style-name="T29">Visits.page</text:span><text:span text:style-name="T30">=</text:span><text:span text:style-name="T29">Page.id</text:span><text:span text:style-name="T75">σ</text:span><text:span text:style-name="T28">owner=’Ving’</text:span><text:span text:style-name="T77">(</text:span><text:span text:style-name="T78">Page</text:span><text:span text:style-name="T77">)</text:span><text:span text:style-name="T79">)</text:span><text:span text:style-name="T80">)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text:span text:style-name="T2">3. <text:s/></text:span>Give all the countries of clients who have visited a web page with the owner 'Ving'</text:p>
      <text:p text:style-name="P14"/>
      <text:p text:style-name="P7"/>
      <text:p text:style-name="P49">1. Get pages owned by Ving</text:p>
      <text:p text:style-name="P49"><text:span text:style-name="T42">σ</text:span><text:span text:style-name="T5">owner=’Ving’</text:span><text:span text:style-name="T43">(</text:span><text:span text:style-name="T44">Page</text:span><text:span text:style-name="T43">)</text:span></text:p>
      <text:p text:style-name="P50"/>
      <text:p text:style-name="P50"><text:span text:style-name="T107">2</text:span>. <text:span text:style-name="T106">Get all visited pages with owner Ving</text:span></text:p>
      <text:p text:style-name="P26"><text:span text:style-name="T53">Visits⋈</text:span><text:span text:style-name="T16">Visits.page</text:span><text:span text:style-name="T21">=</text:span><text:span text:style-name="T16">Page.id</text:span><text:span text:style-name="T61">(</text:span><text:span text:style-name="T49">σ</text:span><text:span text:style-name="T15">owner=’Ving’</text:span><text:span text:style-name="T51">(</text:span><text:span text:style-name="T52">Page</text:span><text:span text:style-name="T51">)</text:span></text:p>
      <text:p text:style-name="P24"/>
      <text:p text:style-name="P51"><text:span text:style-name="T63">3</text:span><text:span text:style-name="T53">. </text:span><text:span text:style-name="T49">Get all clients that have visited the pages</text:span></text:p>
      <text:p text:style-name="P52"><text:span text:style-name="T41">Client</text:span><text:span text:style-name="T45">⋈</text:span><text:span text:style-name="T6">Client.id=Visits.client</text:span><text:span text:style-name="T47">(</text:span><text:span text:style-name="T45">Visits⋈</text:span><text:span text:style-name="T7">Visits.page</text:span><text:span text:style-name="T8">=</text:span><text:span text:style-name="T7">Page.id</text:span><text:span text:style-name="T46">(</text:span><text:span text:style-name="T42">σ</text:span><text:span text:style-name="T5">owner=’Ving’</text:span><text:span text:style-name="T43">(</text:span><text:span text:style-name="T44">Page</text:span><text:span text:style-name="T43">)</text:span><text:span text:style-name="T47">)</text:span></text:p>
      <text:p text:style-name="P24"/>
      <text:p text:style-name="P53">4. Project country:</text:p>
      <text:p text:style-name="P39"><text:span text:style-name="T120">“</text:span><text:span text:style-name="T121">Countries of clients who have wisited a page owned by Ving</text:span><text:span text:style-name="T120">” </text:span><text:span text:style-name="T121">=</text:span><text:span text:style-name="T120"> </text:span><text:span text:style-name="T3">π</text:span><text:span text:style-name="T4">country</text:span><text:span text:style-name="T40">(</text:span><text:span text:style-name="T54">Client</text:span><text:span text:style-name="T53">⋈</text:span><text:span text:style-name="T17">Client.id=Visits.client</text:span><text:span text:style-name="T62">(</text:span><text:span text:style-name="T53">Visits⋈</text:span><text:span text:style-name="T16">Visits.page</text:span><text:span text:style-name="T21">=</text:span><text:span text:style-name="T16">Page.id</text:span><text:span text:style-name="T61">(</text:span><text:span text:style-name="T50">σ</text:span><text:span text:style-name="T15">owner=’Ving’</text:span><text:span text:style-name="T51">(</text:span><text:span text:style-name="T52">Page</text:span><text:span text:style-name="T51">)</text:span><text:span text:style-name="T62">)</text:span><text:span text:style-name="T54">)</text:span></text:p>
      <text:p text:style-name="P58"><text:span text:style-name="T29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text:span text:style-name="T2">4. <text:s/></text:span>Give the ids of pages that have been visited more than once</text:p>
      <text:p text:style-name="P11"/>
      <text:p text:style-name="P11"/>
      <text:p text:style-name="P4">1. Get visited pages</text:p>
      <text:p text:style-name="P9"><text:span text:style-name="T49">σ</text:span><text:span text:style-name="T16">Visits.page</text:span><text:span text:style-name="T18">=</text:span><text:span text:style-name="T16">Page.id</text:span><text:span text:style-name="T53">(Visits</text:span><text:span text:style-name="T49">×</text:span><text:span text:style-name="T52">Page</text:span><text:span text:style-name="T53">)</text:span></text:p>
      <text:p text:style-name="P22"/>
      <text:p text:style-name="P6">2. Get pages with more than one visit</text:p>
      <text:p text:style-name="P27"><text:span text:style-name="T64">(</text:span><text:span text:style-name="T49">ρ</text:span><text:span text:style-name="T19">timestamp1,client,page,id,url,owner</text:span><text:span text:style-name="T53">(Visits⋈</text:span><text:span text:style-name="T16">Visits.page</text:span><text:span text:style-name="T21">=</text:span><text:span text:style-name="T16">Page.id</text:span><text:span text:style-name="T52">Page</text:span><text:span text:style-name="T53">)</text:span><text:span text:style-name="T64">)</text:span><text:span text:style-name="T58">⋈</text:span><text:span text:style-name="T57">(</text:span><text:span text:style-name="T49">σ</text:span><text:span text:style-name="T16">Visits.page</text:span><text:span text:style-name="T18">=</text:span><text:span text:style-name="T16">Page.id</text:span><text:span text:style-name="T53">(Visits</text:span><text:span text:style-name="T49">×</text:span><text:span text:style-name="T52">Page</text:span><text:span text:style-name="T53">)</text:span><text:span text:style-name="T55">)</text:span></text:p>
      <text:p text:style-name="P3"/>
      <text:p text:style-name="P43">3. Do select operation to entries with more than one visit</text:p>
      <text:p text:style-name="P27"><text:span text:style-name="T49">σ</text:span><text:span text:style-name="T20">timestamp!=timestamp1</text:span><text:span text:style-name="T59">(</text:span><text:span text:style-name="T64">(</text:span><text:span text:style-name="T49">ρ</text:span><text:span text:style-name="T19">timestamp1,client,page,id,url,owner</text:span><text:span text:style-name="T56">(</text:span><text:span text:style-name="T53">Visits⋈</text:span><text:span text:style-name="T16">Visits.page</text:span><text:span text:style-name="T21">=</text:span><text:span text:style-name="T16">Page.id</text:span><text:span text:style-name="T52">Page</text:span><text:span text:style-name="T53">)</text:span><text:span text:style-name="T64">)</text:span></text:p>
      <text:p text:style-name="P27"><text:span text:style-name="T58">⋈</text:span><text:span text:style-name="T57">(</text:span><text:span text:style-name="T53">Visits⋈</text:span><text:span text:style-name="T16">Visits.page</text:span><text:span text:style-name="T21">=</text:span><text:span text:style-name="T16">Page.id</text:span><text:span text:style-name="T52">Page</text:span><text:span text:style-name="T53">)</text:span><text:span text:style-name="T55">)</text:span></text:p>
      <text:p text:style-name="P3"/>
      <text:p text:style-name="P5"><text:span text:style-name="T110">3</text:span>. Project id</text:p>
      <text:p text:style-name="P54">“id of pages visited more than once” = </text:p>
      <text:p text:style-name="P36"><text:span text:style-name="T3">π</text:span><text:span text:style-name="T9">id</text:span><text:span text:style-name="T82">(</text:span><text:span text:style-name="T50">σ</text:span><text:span text:style-name="T20">timestamp!=timestamp1</text:span><text:span text:style-name="T59">(</text:span><text:span text:style-name="T64">(</text:span><text:span text:style-name="T50">ρ</text:span><text:span text:style-name="T19">timestamp1,client,page,id,url,owner</text:span><text:span text:style-name="T56">(</text:span><text:span text:style-name="T53">Visits⋈</text:span><text:span text:style-name="T16">Visits.page</text:span><text:span text:style-name="T21">=</text:span><text:span text:style-name="T16">Page.id</text:span><text:span text:style-name="T52">Page</text:span><text:span text:style-name="T53">)</text:span><text:span text:style-name="T64">)</text:span></text:p>
      <text:p text:style-name="P36"><text:span text:style-name="T58">⋈</text:span><text:span text:style-name="T57">(</text:span><text:span text:style-name="T53">Visits⋈</text:span><text:span text:style-name="T16">Visits.page</text:span><text:span text:style-name="T21">=</text:span><text:span text:style-name="T16">Page.id</text:span><text:span text:style-name="T52">Page</text:span><text:span text:style-name="T53">)</text:span><text:span text:style-name="T55">)</text:span><text:span text:style-name="T59">)</text:span></text:p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text:span text:style-name="T2">5. <text:s/></text:span>Give the ids of pages that have been visited exactly twice</text:p>
      <text:p text:style-name="P35"><text:span text:style-name="T25"/></text:p>
      <text:p text:style-name="P35"><text:span text:style-name="T25"/></text:p>
      <text:p text:style-name="P45">1. Get visited pages</text:p>
      <text:p text:style-name="P28"><text:span text:style-name="T53">Visits⋈</text:span><text:span text:style-name="T16">Visits.page</text:span><text:span text:style-name="T21">=</text:span><text:span text:style-name="T16">Page.id</text:span><text:span text:style-name="T52">Page</text:span></text:p>
      <text:p text:style-name="P23"/>
      <text:p text:style-name="P46">2. Get pages with more than one visit</text:p>
      <text:p text:style-name="P32"><text:span text:style-name="T67">(</text:span><text:span text:style-name="T49">σ</text:span><text:span text:style-name="T20">timestamp!=timestamp1</text:span></text:p>
      <text:p text:style-name="P32"><text:span text:style-name="T66">(</text:span><text:span text:style-name="T53">ρ</text:span><text:span text:style-name="T19">timestamp1,client,page,id,url,owner</text:span><text:span text:style-name="T53">(Visits⋈</text:span><text:span text:style-name="T16">Visits.page</text:span><text:span text:style-name="T21">=</text:span><text:span text:style-name="T16">Page.id</text:span><text:span text:style-name="T52">Page</text:span><text:span text:style-name="T53">)</text:span><text:span text:style-name="T65">)</text:span><text:span text:style-name="T58">⋈</text:span><text:span text:style-name="T57">(</text:span><text:span text:style-name="T53">Visits⋈</text:span><text:span text:style-name="T16">Visits.page</text:span><text:span text:style-name="T21">=</text:span><text:span text:style-name="T16">Page.id</text:span><text:span text:style-name="T52">Page</text:span><text:span text:style-name="T53">)</text:span><text:span text:style-name="T67">)</text:span></text:p>
      <text:p text:style-name="P42"/>
      <text:p text:style-name="P46"><text:span text:style-name="T111">3</text:span>. Get pages with more than <text:span text:style-name="T111">two</text:span> visit<text:span text:style-name="T111">s</text:span></text:p>
      <text:p text:style-name="P32"><text:span text:style-name="T68">(</text:span><text:span text:style-name="T49">σ</text:span><text:span text:style-name="T20">timestamp!=timestamp</text:span><text:span text:style-name="T23">3</text:span></text:p>
      <text:p text:style-name="P34"><text:span text:style-name="T60">(</text:span><text:span text:style-name="T55">ρ</text:span><text:span text:style-name="T19">timestamp</text:span><text:span text:style-name="T23">3</text:span><text:span text:style-name="T19">,client,page,id,url,owner</text:span><text:span text:style-name="T56">(</text:span><text:span text:style-name="T53">Visits⋈</text:span><text:span text:style-name="T16">Visits.page</text:span><text:span text:style-name="T21">=</text:span><text:span text:style-name="T16">Page.id</text:span><text:span text:style-name="T52">Page</text:span><text:span text:style-name="T53">)</text:span><text:span text:style-name="T60">)</text:span><text:span text:style-name="T58">⋈</text:span></text:p>
      <text:p text:style-name="P34"><text:span text:style-name="T69">(</text:span><text:span text:style-name="T55">σ</text:span><text:span text:style-name="T20">timestamp!=timestamp</text:span><text:span text:style-name="T24">2</text:span></text:p>
      <text:p text:style-name="P34"><text:span text:style-name="T60">(</text:span><text:span text:style-name="T55">ρ</text:span><text:span text:style-name="T19">timestamp</text:span><text:span text:style-name="T23">2</text:span><text:span text:style-name="T19">,client,page,id,url,owner</text:span><text:span text:style-name="T56">(</text:span><text:span text:style-name="T53">Visits⋈</text:span><text:span text:style-name="T16">Visits.page</text:span><text:span text:style-name="T21">=</text:span><text:span text:style-name="T16">Page.id</text:span><text:span text:style-name="T52">Page</text:span><text:span text:style-name="T53">)</text:span><text:span text:style-name="T56">)</text:span><text:span text:style-name="T58">⋈</text:span><text:span text:style-name="T57">(</text:span><text:span text:style-name="T53">Visits⋈</text:span><text:span text:style-name="T16">Visits.page</text:span><text:span text:style-name="T21">=</text:span><text:span text:style-name="T16">Page.id</text:span><text:span text:style-name="T52">Page</text:span><text:span text:style-name="T55">)</text:span><text:span text:style-name="T68">)</text:span><text:span text:style-name="T69">)</text:span></text:p>
      <text:p text:style-name="P42"/>
      <text:p text:style-name="P44">3. <text:span text:style-name="T112">Get entries with more than one and </text:span><text:span text:style-name="T113">less than</text:span><text:span text:style-name="T112"> three visits</text:span></text:p>
      <text:p text:style-name="P29"><text:span text:style-name="T67">(</text:span><text:span text:style-name="T49">σ</text:span><text:span text:style-name="T20">timestamp!=timestamp1</text:span></text:p>
      <text:p text:style-name="P29"><text:span text:style-name="T66">(</text:span><text:span text:style-name="T49">ρ</text:span><text:span text:style-name="T19">timestamp1,client,page,id,url,owner</text:span><text:span text:style-name="T53">(Visits⋈</text:span><text:span text:style-name="T16">Visits.page</text:span><text:span text:style-name="T21">=</text:span><text:span text:style-name="T16">Page.id</text:span><text:span text:style-name="T52">Page</text:span><text:span text:style-name="T53">)</text:span><text:span text:style-name="T65">)</text:span><text:span text:style-name="T58">⋈</text:span><text:span text:style-name="T57">(</text:span><text:span text:style-name="T53">Visits⋈</text:span><text:span text:style-name="T16">Visits.page</text:span><text:span text:style-name="T21">=</text:span><text:span text:style-name="T16">Page.id</text:span><text:span text:style-name="T52">Page</text:span><text:span text:style-name="T53">)</text:span><text:span text:style-name="T67">)</text:span></text:p>
      <text:p text:style-name="P30"><text:span text:style-name="T60">−</text:span></text:p>
      <text:p text:style-name="P31"><text:span text:style-name="T68">(</text:span><text:span text:style-name="T49">σ</text:span><text:span text:style-name="T20">timestamp!=timestamp</text:span><text:span text:style-name="T23">3</text:span></text:p>
      <text:p text:style-name="P34"><text:span text:style-name="T60">(</text:span><text:span text:style-name="T49">ρ</text:span><text:span text:style-name="T19">timestamp</text:span><text:span text:style-name="T23">3</text:span><text:span text:style-name="T19">,client,page,id,url,owner</text:span><text:span text:style-name="T56">(</text:span><text:span text:style-name="T53">Visits⋈</text:span><text:span text:style-name="T16">Visits.page</text:span><text:span text:style-name="T21">=</text:span><text:span text:style-name="T16">Page.id</text:span><text:span text:style-name="T52">Page</text:span><text:span text:style-name="T53">)</text:span><text:span text:style-name="T60">)</text:span><text:span text:style-name="T58">⋈</text:span></text:p>
      <text:p text:style-name="P34"><text:span text:style-name="T69">(</text:span><text:span text:style-name="T49">σ</text:span><text:span text:style-name="T20">timestamp!=timestamp</text:span><text:span text:style-name="T24">2</text:span></text:p>
      <text:p text:style-name="P34"><text:span text:style-name="T60">(</text:span><text:span text:style-name="T49">ρ</text:span><text:span text:style-name="T19">timestamp</text:span><text:span text:style-name="T23">2</text:span><text:span text:style-name="T19">,client,page,id,url,owner</text:span><text:span text:style-name="T56">(</text:span><text:span text:style-name="T53">Visits⋈</text:span><text:span text:style-name="T16">Visits.page</text:span><text:span text:style-name="T21">=</text:span><text:span text:style-name="T16">Page.id</text:span><text:span text:style-name="T52">Page</text:span><text:span text:style-name="T53">)</text:span><text:span text:style-name="T56">)</text:span><text:span text:style-name="T58">⋈</text:span><text:span text:style-name="T57">(</text:span><text:span text:style-name="T53">Visits⋈</text:span><text:span text:style-name="T16">Visits.page</text:span><text:span text:style-name="T21">=</text:span><text:span text:style-name="T16">Page.id</text:span><text:span text:style-name="T52">Page</text:span><text:span text:style-name="T55">)</text:span><text:span text:style-name="T68">)</text:span><text:span text:style-name="T69">)</text:span></text:p>
      <text:p text:style-name="P42"/>
      <text:p text:style-name="P47"><text:span text:style-name="T114">4</text:span>. Project id</text:p>
      <text:p text:style-name="P54">“id of pages visited two times” = </text:p>
      <text:p text:style-name="P37"><text:span text:style-name="T3">π</text:span><text:span text:style-name="T9">id</text:span><text:span text:style-name="T82">(</text:span><text:span text:style-name="T67">(</text:span><text:span text:style-name="T50">σ</text:span><text:span text:style-name="T20">timestamp!=timestamp1</text:span></text:p>
      <text:p text:style-name="P33"><text:span text:style-name="T66">(</text:span><text:span text:style-name="T49">ρ</text:span><text:span text:style-name="T19">timestamp1,client,page,id,url,owner</text:span><text:span text:style-name="T53">(Visits⋈</text:span><text:span text:style-name="T16">Visits.page</text:span><text:span text:style-name="T21">=</text:span><text:span text:style-name="T16">Page.id</text:span><text:span text:style-name="T52">Page</text:span><text:span text:style-name="T53">)</text:span><text:span text:style-name="T65">)</text:span><text:span text:style-name="T58">⋈</text:span><text:span text:style-name="T57">(</text:span><text:span text:style-name="T53">Visits⋈</text:span><text:span text:style-name="T16">Visits.page</text:span><text:span text:style-name="T21">=</text:span><text:span text:style-name="T16">Page.id</text:span><text:span text:style-name="T52">Page</text:span><text:span text:style-name="T53">)</text:span><text:span text:style-name="T67">)</text:span></text:p>
      <text:p text:style-name="P33"><text:span text:style-name="T60">−</text:span></text:p>
      <text:p text:style-name="P33"><text:span text:style-name="T68">(</text:span><text:span text:style-name="T49">σ</text:span><text:span text:style-name="T20">timestamp!=timestamp</text:span><text:span text:style-name="T23">3</text:span></text:p>
      <text:p text:style-name="P38"><text:span text:style-name="T60">(</text:span><text:span text:style-name="T50">ρ</text:span><text:span text:style-name="T19">timestamp</text:span><text:span text:style-name="T23">3</text:span><text:span text:style-name="T19">,client,page,id,url,owner</text:span><text:span text:style-name="T56">(</text:span><text:span text:style-name="T53">Visits⋈</text:span><text:span text:style-name="T16">Visits.page</text:span><text:span text:style-name="T21">=</text:span><text:span text:style-name="T16">Page.id</text:span><text:span text:style-name="T52">Page</text:span><text:span text:style-name="T53">)</text:span><text:span text:style-name="T60">)</text:span><text:span text:style-name="T58">⋈</text:span></text:p>
      <text:p text:style-name="P38"><text:span text:style-name="T69">(</text:span><text:span text:style-name="T50">σ</text:span><text:span text:style-name="T20">timestamp!=timestamp</text:span><text:span text:style-name="T24">2</text:span></text:p>
      <text:p text:style-name="P38"><text:span text:style-name="T60">(</text:span><text:span text:style-name="T50">ρ</text:span><text:span text:style-name="T19">timestamp</text:span><text:span text:style-name="T23">2</text:span><text:span text:style-name="T19">,client,page,id,url,owner</text:span><text:span text:style-name="T56">(</text:span><text:span text:style-name="T53">Visits⋈</text:span><text:span text:style-name="T16">Visits.page</text:span><text:span text:style-name="T21">=</text:span><text:span text:style-name="T16">Page.id</text:span><text:span text:style-name="T52">Page</text:span><text:span text:style-name="T53">)</text:span><text:span text:style-name="T56">)</text:span><text:span text:style-name="T58">⋈</text:span><text:span text:style-name="T57">(</text:span><text:span text:style-name="T53">Visits⋈</text:span><text:span text:style-name="T16">Visits.page</text:span><text:span text:style-name="T21">=</text:span><text:span text:style-name="T16">Page.id</text:span><text:span text:style-name="T52">Page</text:span><text:span text:style-name="T55">)</text:span><text:span text:style-name="T68">)</text:span><text:span text:style-name="T69">)</text:span><text:span text:style-name="T59">)</text:span></text:p>
      <text:p text:style-name="P55"/>
      <text:p text:style-name="P55"/>
      <text:p text:style-name="P55"/>
      <text:p text:style-name="P5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text:span text:style-name="T102">6</text:span><text:span text:style-name="T2">. <text:s/></text:span><text:span text:style-name="T1">Give all the ages of clients from Sweden or Norway </text:span><text:span text:style-name="T100">(Tuple calculus)</text:span><text:span text:style-name="T1">.</text:span></text:p>
      <text:p text:style-name="P65"><text:tab/></text:p>
      <text:p text:style-name="P65"/>
      <text:p text:style-name="P65"><text:span text:style-name="T93">{</text:span><text:span text:style-name="T96">x</text:span><text:span text:style-name="T94">.</text:span><text:span text:style-name="T93">age | </text:span><text:span text:style-name="T99">Client(x)</text:span><text:span text:style-name="T93"> </text:span><text:span text:style-name="T97">AND</text:span><text:span text:style-name="T93"> </text:span><text:span text:style-name="T101">(</text:span><text:span text:style-name="T96">x</text:span><text:span text:style-name="T93">.country = ‘Sweden’ </text:span><text:span text:style-name="T97">OR</text:span><text:span text:style-name="T93"> </text:span><text:span text:style-name="T98">x.country = </text:span><text:span text:style-name="T93">‘Norway’</text:span><text:span text:style-name="T101">)</text:span><text:span text:style-name="T95">}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<text:span text:style-name="T105">7</text:span><text:span text:style-name="T2">. <text:s/></text:span>Give all the urls of pages owned by Ving that have been visited. <text:span text:style-name="T105">(Tuple calculus)</text:span></text:p>
      <text:p text:style-name="P64"/>
      <text:p text:style-name="P68"><text:span text:style-name="T87">π</text:span><text:span text:style-name="T31">url</text:span><text:span text:style-name="T88">(</text:span><text:span text:style-name="T89">(Visits⋈</text:span><text:span text:style-name="T32">Visits.page</text:span><text:span text:style-name="T34">=</text:span><text:span text:style-name="T32">Page.id</text:span><text:span text:style-name="T87">σ</text:span><text:span text:style-name="T33">owner=’Ving’</text:span><text:span text:style-name="T90">(</text:span><text:span text:style-name="T91">Page</text:span><text:span text:style-name="T90">)</text:span><text:span text:style-name="T89">)</text:span><text:span text:style-name="T92">)</text:span></text:p>
      <text:p text:style-name="P64"/>
      <text:p text:style-name="P17"><text:span text:style-name="T93">{</text:span><text:span text:style-name="T108">x.url</text:span><text:span text:style-name="T93"> | </text:span><text:span text:style-name="T109">Page</text:span><text:span text:style-name="T99">(x)</text:span><text:span text:style-name="T93"> </text:span><text:span text:style-name="T97">AND</text:span><text:span text:style-name="T93"> </text:span><text:span text:style-name="T117">Visits(y) AND y.page=x.id AND x.owner=’Ving’</text:span><text:span text:style-name="T95">}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text:span text:style-name="T104">8</text:span><text:span text:style-name="T2">. <text:s/></text:span>Give all the countries of clients who have visited a web page with the owner 'Ving' <text:span text:style-name="T104">(Tuple calculus)</text:span></text:p>
      <text:p text:style-name="P6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61"><text:soft-page-break/><text:span text:style-name="T104">9</text:span><text:span text:style-name="T2">. <text:s/></text:span>Give the ids of pages that have been visited more than once <text:span text:style-name="T104">(Tuple calculus)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20"><text:span text:style-name="T103">10</text:span><text:span text:style-name="T2">. <text:s/></text:span>Give the ids of pages that have been visited exactly twice <text:span text:style-name="T103">(Tuple calculus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 Plex Mono" svg:font-family="'IBM Plex Mono'" style:font-pitch="fixed"/>
    <style:font-face style:name="IBM Plex Sans Devanagari" svg:font-family="'IBM Plex Sans Devanagari'" style:font-family-generic="system" style:font-pitch="variable"/>
    <style:font-face style:name="IBM Plex Sans Devanagari1" svg:font-family="'IBM Plex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IBM Plex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IBM Plex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IBM Plex Sans Devanagari" style:font-family-complex="'IBM Plex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IBM Plex Sans Devanagari1" style:font-family-complex="'IBM Plex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IBM Plex Sans Devanagari1" style:font-family-complex="'IBM Plex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IBM Plex Sans Devanagari1" style:font-family-complex="'IBM Plex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cccccc" loext:opacity="100%" officeooo:rsid="015a3f84" officeooo:paragraph-rsid="015a3f84" fo:background-color="#fffff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akob Fridesjö</text:p>
        <text:p text:style-name="MP1">Umeå universite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3T15:41:57.099861404</meta:creation-date>
    <dc:date>2022-01-26T11:46:05.267882232</dc:date>
    <meta:editing-duration>P1DT18H43M14S</meta:editing-duration>
    <meta:editing-cycles>261</meta:editing-cycles>
    <meta:generator>LibreOffice/7.2.5.2.0$Linux_X86_64 LibreOffice_project/20$Build-2</meta:generator>
    <meta:document-statistic meta:table-count="0" meta:image-count="0" meta:object-count="0" meta:page-count="10" meta:paragraph-count="72" meta:word-count="376" meta:character-count="3732" meta:non-whitespace-character-count="3414"/>
  </office:meta>
</office:document-meta>
</file>